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Liberation Mono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0e31f6" officeooo:paragraph-rsid="000e31f6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0e31f6" officeooo:paragraph-rsid="000e31f6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rsid="00175bdf" officeooo:paragraph-rsid="00175bdf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italic" fo:font-weight="normal" style:font-style-asian="italic" style:font-style-complex="italic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italic" fo:font-weight="normal" style:font-style-asian="italic" style:font-style-complex="italic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italic" fo:font-weight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Mono" fo:font-size="12pt" fo:letter-spacing="normal" fo:font-style="normal" fo:font-weight="normal" officeooo:paragraph-rsid="001b5065"/>
    </style:style>
    <style:style style:name="T1" style:family="text">
      <style:text-properties officeooo:rsid="000e31f6"/>
    </style:style>
    <style:style style:name="T2" style:family="text">
      <style:text-properties officeooo:rsid="0010305d"/>
    </style:style>
    <style:style style:name="T3" style:family="text">
      <style:text-properties officeooo:rsid="0013cd0d"/>
    </style:style>
    <style:style style:name="T4" style:family="text">
      <style:text-properties officeooo:rsid="0015701b"/>
    </style:style>
    <style:style style:name="T5" style:family="text">
      <style:text-properties officeooo:rsid="0016471c"/>
    </style:style>
    <style:style style:name="T6" style:family="text">
      <style:text-properties officeooo:rsid="0016809c"/>
    </style:style>
    <style:style style:name="T7" style:family="text">
      <style:text-properties officeooo:rsid="00175bdf"/>
    </style:style>
    <style:style style:name="T8" style:family="text">
      <style:text-properties officeooo:rsid="00193864"/>
    </style:style>
    <style:style style:name="T9" style:family="text">
      <style:text-properties officeooo:rsid="001a4cc4"/>
    </style:style>
    <style:style style:name="T10" style:family="text">
      <style:text-properties fo:font-style="normal" officeooo:rsid="001b5065" style:font-style-asian="normal" style:font-weight-asian="normal" style:font-style-complex="normal" style:font-weight-complex="normal"/>
    </style:style>
    <style:style style:name="T11" style:family="text">
      <style:text-properties fo:font-style="normal" officeooo:rsid="00102aa9"/>
    </style:style>
    <style:style style:name="T12" style:family="text">
      <style:text-properties style:font-style-asian="italic" style:font-style-complex="italic"/>
    </style:style>
    <style:style style:name="T13" style:family="text">
      <style:text-properties officeooo:rsid="001d02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remy Holloway</text:p>
      <text:p text:style-name="P3">CPSC-3220-001</text:p>
      <text:p text:style-name="P3">5/27/2019</text:p>
      <text:p text:style-name="P3"/>
      <text:p text:style-name="P4">Pre-class Assignment #8</text:p>
      <text:p text:style-name="P4"/>
      <text:p text:style-name="P6">1. Under what two conditions does the book say it is appropriate to replace a mutual exclusion lock with a RWLock?</text:p>
      <text:p text:style-name="P2"><text:tab/><text:span text:style-name="T1">When there is substantial contention (multiple threads are going for the lock at once) for the mutual exclusion lock and a substantial majority of the accesses are read-only.</text:span></text:p>
      <text:p text:style-name="P2"/>
      <text:p text:style-name="P6">2. Why does the book's implementation of RWLock::doneWrite() in Figure 5.10 use a broadcast rather than a signal?</text:p>
      <text:p text:style-name="P8"><text:span text:style-name="T12"><text:tab/></text:span><text:span text:style-name="T10">Multiple threads can read data at once so it makes sense to wake them all up at once. <text:s/></text:span><text:span text:style-name="T11">The function checks if any threads need to write and if not it signals all threads to start reading.</text:span></text:p>
      <text:p text:style-name="P2"/>
      <text:p text:style-name="P8"><text:span text:style-name="T12">3. Why is a FIFO BBQ (blocking bounded queue) more complex to implement than the BBQ implementation given in Figure 5.8?</text:span></text:p>
      <text:p text:style-name="P9"><text:span text:style-name="T2"><text:tab/>The earlier version does not guarantee freedom from starvation, which allows all the threads to make progress. <text:s/></text:span></text:p>
      <text:p text:style-name="P2"/>
      <text:p text:style-name="P6">4. What is the key idea in implementing a FIFO BBQ?</text:p>
      <text:p text:style-name="P2"><text:tab/><text:span text:style-name="T13">There is an explicit queue with every node having its own queue, which ensures only one thread is waiting on that condition.</text:span></text:p>
      <text:p text:style-name="P2"/>
      <text:p text:style-name="P6">5. Under what condition(s) is it valid to use disabling interrupts as a way in which to provide a lock?</text:p>
      <text:p text:style-name="P2"><text:tab/><text:span text:style-name="T3">When you would need to make a sequence of instructions atomic on a single processor.</text:span></text:p>
      <text:p text:style-name="P2"/>
      <text:p text:style-name="P6">6. What does a test_and_set instruction do? Why must it be atomic?</text:p>
      <text:p text:style-name="P2"><text:tab/><text:span text:style-name="T4">It atomically reads a value from memory to a register and writes a one to that memory location. <text:s/>The memory state could cause other actions in the shared state or have the memory values interfered with.</text:span></text:p>
      <text:p text:style-name="P2"/>
      <text:p text:style-name="P6">7. Why does a SpinLock not have a waiting list?</text:p>
      <text:p text:style-name="P2"><text:tab/><text:span text:style-name="T5">The thread is not blocked it keeps executing.</text:span></text:p>
      <text:p text:style-name="P2"/>
      <text:p text:style-name="P6"/>
      <text:p text:style-name="P6"><text:soft-page-break/>8. Under what conditions does the textbook say that spin locks make sense?</text:p>
      <text:p text:style-name="P2"><text:tab/><text:span text:style-name="T6">Spin locks make sense for locks that only need to be held for a short period of time.</text:span></text:p>
      <text:p text:style-name="P2"/>
      <text:p text:style-name="P6">9. Why does a multiprocessor queueing lock use both interrupt disabling and a SpinLock?</text:p>
      <text:p text:style-name="P2"><text:tab/><text:span text:style-name="T7">To ensure the thread is not preempted while holding the ready list spinlock.</text:span></text:p>
      <text:p text:style-name="P2"/>
      <text:p text:style-name="P6">10. Why is there a lockAcquire() operation at the bottom of CV::wait() in Figure 5.18?</text:p>
      <text:p text:style-name="P5"><text:tab/><text:span text:style-name="T8">T</text:span>o prevent a thread from being back <text:span text:style-name="T9">out</text:span> on the ready list before a context switch has been complete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20:04:37.447445646</meta:creation-date>
    <dc:date>2019-05-28T14:33:41.873026239</dc:date>
    <meta:editing-duration>PT44M5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375" meta:character-count="2121" meta:non-whitespace-character-count="1756"/>
  </office:meta>
</office:document-meta>
</file>